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rbyCallMetaDataProvider.metaDataSchemaNameToUse( @ Nullable String schema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rbyCallMetaDataProvider.DerbyCallMetaDataProvider( DatabaseMetaData database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